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auto-grow-height="false" fo:min-height="0.749cm" fo:min-width="0.499cm" fo:wrap-option="no-wrap"/>
    </style:style>
    <style:style style:name="gr2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081cm" draw:marker-start-width="0.322cm" draw:marker-end="Arrow" draw:marker-end-width="0.422cm" draw:fill="none" draw:fill-color="#ff420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8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fill-color="#ff420e" draw:textarea-vertical-align="middle" fo:padding-top="0.165cm" fo:padding-bottom="0.165cm" fo:padding-left="0.29cm" fo:padding-right="0.29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color="#ffffff" fo:font-size="17.8999996185303pt"/>
    </style:style>
    <style:style style:name="P5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fo:font-size="17.8999996185303pt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layer="layout" svg:width="18.2cm" svg:height="12.798cm" svg:x="0.202cm" svg:y="0.2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5.472cm" svg:height="12.798cm" svg:x="18.925cm" svg:y="0.2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19.704cm" svg:height="12.798cm" svg:x="24.996cm" svg:y="0.20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" draw:id="id2" draw:layer="layout" svg:width="4.543cm" svg:height="3cm" svg:x="0.673cm" svg:y="0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43cm" svg:height="1.4cm" svg:x="0.673cm" svg:y="0.472cm">
          <text:p text:style-name="P2"><text:span text:style-name="T1">Constrai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3cm" svg:x="8.5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.6cm" svg:height="1.4cm" svg:x="8.5cm" svg:y="6.1cm">
          <text:p text:style-name="P2"><text:span text:style-name="T1">Opaque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399cm" svg:height="2cm" svg:x="19.997cm" svg:y="1.3cm">
          <text:p text:style-name="P2"><text:span text:style-name="T2">uC2jA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14" draw:id="id14" draw:layer="layout" svg:width="3.399cm" svg:height="2cm" svg:x="19.997cm" svg:y="4.9cm">
          <text:p text:style-name="P2"><text:span text:style-name="T2">uI2jA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draw:type="line" svg:x1="19.997cm" svg:y1="2.3cm" svg:x2="5.216cm" svg:y2="1.972cm" draw:start-shape="id1" draw:start-glue-point="5" draw:end-shape="id2" draw:end-glue-point="1" svg:d="M19997 2300l-14781-328" svg:viewBox="0 0 14782 329">
          <text:p/>
        </draw:connector>
        <draw:connector draw:style-name="gr6" draw:text-style-name="P2" draw:layer="layout" draw:type="line" svg:x1="12.3cm" svg:y1="6.1cm" svg:x2="2.944cm" svg:y2="3.472cm" draw:start-shape="id3" draw:start-glue-point="0" draw:end-shape="id2" draw:end-glue-point="2" svg:d="M12300 6100l-9356-2628" svg:viewBox="0 0 9357 2629">
          <text:p/>
        </draw:connector>
        <draw:connector draw:style-name="gr6" draw:text-style-name="P2" draw:layer="layout" draw:type="line" svg:x1="2.871cm" svg:y1="4.9cm" svg:x2="2.944cm" svg:y2="3.472cm" draw:start-shape="id4" draw:start-glue-point="0" draw:end-shape="id2" draw:end-glue-point="2" svg:d="M2871 4900l73-1428" svg:viewBox="0 0 74 1429">
          <text:p/>
        </draw:connector>
        <draw:custom-shape draw:style-name="gr7" draw:text-style-name="P1" draw:layer="layout" svg:width="9.8cm" svg:height="3cm" svg:x="34.5cm" svg:y="8.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3" xml:id="id7" draw:id="id7" draw:layer="layout" svg:width="9.8cm" svg:height="1.4cm" svg:x="34.5cm" svg:y="8.4cm">
          <text:p text:style-name="P2"><text:span text:style-name="T1">AnnotationInstanceValu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6" draw:id="id6" draw:layer="layout" svg:width="9cm" svg:height="3cm" svg:x="34.7cm" svg:y="0.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5" xml:id="id9" draw:id="id9" draw:layer="layout" svg:width="9cm" svg:height="1.4cm" svg:x="34.7cm" svg:y="0.6cm">
          <text:p text:style-name="P2"><text:span text:style-name="T3">AnnotationInstanc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8" draw:id="id8" draw:layer="layout" svg:width="11.6cm" svg:height="3cm" svg:x="32.7cm" svg:y="4.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3" xml:id="id5" draw:id="id5" draw:layer="layout" svg:width="11.6cm" svg:height="1.4cm" svg:x="32.7cm" svg:y="4.4cm">
          <text:p text:style-name="P2"><text:span text:style-name="T1">AnnotationInstanceParamet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9" draw:text-style-name="P2" draw:layer="layout" draw:type="line" svg:x1="38.5cm" svg:y1="4.4cm" svg:x2="39.2cm" svg:y2="3.6cm" draw:start-shape="id5" draw:start-glue-point="0" draw:end-shape="id6" draw:end-glue-point="2" svg:d="M38500 4400l700-800" svg:viewBox="0 0 701 801">
          <text:p/>
        </draw:connector>
        <draw:connector draw:style-name="gr9" draw:text-style-name="P2" draw:layer="layout" draw:type="line" svg:x1="39.4cm" svg:y1="8.4cm" svg:x2="38.5cm" svg:y2="7.4cm" draw:start-shape="id7" draw:start-glue-point="0" draw:end-shape="id8" draw:end-glue-point="2" svg:d="M39400 8400l-900-1000" svg:viewBox="0 0 901 1001">
          <text:p/>
        </draw:connector>
        <draw:custom-shape draw:style-name="gr2" draw:text-style-name="P1" xml:id="id11" draw:id="id11" draw:layer="layout" svg:width="4.543cm" svg:height="3cm" svg:x="0.601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43cm" svg:height="1.4cm" svg:x="0.6cm" svg:y="4.9cm">
          <text:p text:style-name="P2"><text:span text:style-name="T1">Interval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6.8cm" svg:height="3cm" svg:x="25.498cm" svg:y="4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5" draw:id="id15" draw:layer="layout" svg:width="6.799cm" svg:height="1.4cm" svg:x="25.499cm" svg:y="4.399cm">
          <text:p text:style-name="P2"><text:span text:style-name="T1">AssertStatemen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396cm" svg:y1="2.3cm" svg:x2="34.7cm" svg:y2="1.3cm" draw:start-shape="id1" draw:start-glue-point="7" draw:end-shape="id9" draw:end-glue-point="3" svg:d="M23396 2300l11304-1000" svg:viewBox="0 0 11305 1001">
          <text:p/>
        </draw:connector>
        <draw:custom-shape draw:style-name="gr2" draw:text-style-name="P1" draw:layer="layout" svg:width="5.143cm" svg:height="3cm" svg:x="0.601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5.144cm" svg:height="1.4cm" svg:x="0.6cm" svg:y="9.499cm">
          <text:p text:style-name="P2"><text:span text:style-name="T1">LiteralInteg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3.172cm" svg:y1="9.499cm" svg:x2="2.872cm" svg:y2="7.901cm" draw:start-shape="id10" draw:start-glue-point="0" draw:end-shape="id11" draw:end-glue-point="2" svg:d="M3172 9499l-300-1598" svg:viewBox="0 0 301 1599">
          <text:p/>
        </draw:connector>
        <draw:custom-shape draw:style-name="gr7" draw:text-style-name="P1" draw:layer="layout" svg:width="6.8cm" svg:height="3cm" svg:x="25.5cm" svg:y="8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6.799cm" svg:height="1.4cm" svg:x="25.5cm" svg:y="8.2cm">
          <text:p text:style-name="P2"><text:span text:style-name="T1">GETExpress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8.899cm" svg:y1="8.2cm" svg:x2="28.898cm" svg:y2="7.399cm" draw:start-shape="id12" draw:start-glue-point="0" draw:end-shape="id13" draw:end-glue-point="2" svg:d="M28899 8200l-1-801" svg:viewBox="0 0 2 802">
          <text:p/>
        </draw:connector>
        <draw:connector draw:style-name="gr5" draw:text-style-name="P2" draw:layer="layout" draw:type="line" svg:x1="23.396cm" svg:y1="5.9cm" svg:x2="25.499cm" svg:y2="5.099cm" draw:start-shape="id14" draw:start-glue-point="7" draw:end-shape="id15" svg:d="M23396 5900l2103-801" svg:viewBox="0 0 2104 802">
          <text:p/>
        </draw:connector>
        <draw:connector draw:style-name="gr5" draw:text-style-name="P2" draw:layer="layout" draw:type="line" svg:x1="23.396cm" svg:y1="9.199cm" svg:x2="25.5cm" svg:y2="8.9cm" draw:start-shape="id16" draw:start-glue-point="7" draw:end-shape="id12" svg:d="M23396 9199l2104-299" svg:viewBox="0 0 2105 300">
          <text:p/>
        </draw:connector>
        <draw:connector draw:style-name="gr5" draw:text-style-name="P2" draw:layer="layout" draw:type="line" svg:x1="19.997cm" svg:y1="5.9cm" svg:x2="5.143cm" svg:y2="5.6cm" draw:start-shape="id14" draw:start-glue-point="5" draw:end-shape="id4" draw:end-glue-point="1" svg:d="M19997 5900l-14854-300" svg:viewBox="0 0 14855 301">
          <text:p/>
        </draw:connector>
        <draw:connector draw:style-name="gr5" draw:text-style-name="P2" draw:layer="layout" draw:type="line" svg:x1="19.997cm" svg:y1="9.199cm" svg:x2="5.744cm" svg:y2="10.199cm" draw:start-shape="id16" draw:start-glue-point="5" draw:end-shape="id10" draw:end-glue-point="1" svg:d="M19997 9199l-14253 1000" svg:viewBox="0 0 14254 1001">
          <text:p/>
        </draw:connector>
        <draw:custom-shape draw:style-name="gr4" draw:text-style-name="P4" xml:id="id16" draw:id="id16" draw:layer="layout" svg:width="3.399cm" svg:height="2cm" svg:x="19.997cm" svg:y="8.199cm">
          <text:p text:style-name="P2"><text:span text:style-name="T2">uLI2jG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3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4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5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4.799cm" svg:x="1cm" svg:y="3.873cm"/>
      <draw:page-thumbnail draw:layer="backgroundobjects" svg:width="8.999cm" svg:height="4.799cm" svg:x="1cm" svg:y="12.449cm"/>
      <draw:page-thumbnail draw:layer="backgroundobjects" svg:width="8.999cm" svg:height="4.799cm" svg:x="1cm" svg:y="21.025cm"/>
      <draw:page-thumbnail draw:layer="backgroundobjects" svg:width="8.999cm" svg:height="4.799cm" svg:x="11cm" svg:y="3.873cm"/>
      <draw:page-thumbnail draw:layer="backgroundobjects" svg:width="8.999cm" svg:height="4.799cm" svg:x="11cm" svg:y="12.449cm"/>
      <draw:page-thumbnail draw:layer="backgroundobjects" svg:width="8.999cm" svg:height="4.799cm" svg:x="11cm" svg:y="21.025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2cm" presentation:class="title" presentation:placeholder="true">
        <draw:text-box/>
      </draw:frame>
      <draw:frame presentation:style-name="Standard-outline1" draw:layer="backgroundobjects" svg:width="52.197cm" svg:height="12.179cm" svg:x="2.897cm" svg:y="4.9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3-12T18:15:07.281945664</dc:date>
    <meta:editing-duration>PT7H23M47S</meta:editing-duration>
    <meta:editing-cycles>19</meta:editing-cycles>
    <meta:generator>LibreOffice/4.2.8.2$Linux_X86_64 LibreOffice_project/420m0$Build-2</meta:generator>
    <meta:document-statistic meta:object-count="59"/>
  </office:meta>
</office:document-meta>
</file>